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00e5f" officeooo:paragraph-rsid="00100e5f"/>
    </style:style>
    <style:style style:name="P2" style:family="paragraph" style:parent-style-name="Standard">
      <style:text-properties officeooo:rsid="00100e5f" officeooo:paragraph-rsid="0010677c"/>
    </style:style>
    <style:style style:name="P3" style:family="paragraph" style:parent-style-name="Standard">
      <style:text-properties officeooo:rsid="0010677c" officeooo:paragraph-rsid="0010677c"/>
    </style:style>
    <style:style style:name="P4" style:family="paragraph" style:parent-style-name="Standard">
      <style:paragraph-properties fo:text-align="center" style:justify-single-word="false"/>
      <style:text-properties officeooo:rsid="0010677c" officeooo:paragraph-rsid="0010677c"/>
    </style:style>
    <style:style style:name="P5" style:family="paragraph" style:parent-style-name="Standard">
      <style:paragraph-properties fo:text-align="start" style:justify-single-word="false"/>
      <style:text-properties officeooo:rsid="0010677c" officeooo:paragraph-rsid="0010677c"/>
    </style:style>
    <style:style style:name="P6" style:family="paragraph" style:parent-style-name="Standard">
      <style:paragraph-properties fo:text-align="start" style:justify-single-word="false"/>
      <style:text-properties officeooo:rsid="00116d43" officeooo:paragraph-rsid="00116d43"/>
    </style:style>
    <style:style style:name="P7" style:family="paragraph" style:parent-style-name="Standard">
      <style:paragraph-properties fo:text-align="start" style:justify-single-word="false"/>
      <style:text-properties officeooo:rsid="00116d43" officeooo:paragraph-rsid="0013eeb9"/>
    </style:style>
    <style:style style:name="P8" style:family="paragraph" style:parent-style-name="Standard">
      <style:paragraph-properties fo:text-align="center" style:justify-single-word="false"/>
      <style:text-properties fo:font-weight="bold" officeooo:rsid="00100e5f" officeooo:paragraph-rsid="00100e5f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weight="bold" officeooo:rsid="0013eeb9" officeooo:paragraph-rsid="0013eeb9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bold" officeooo:rsid="001557d3" officeooo:paragraph-rsid="001557d3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weight="bold" officeooo:rsid="00165216" officeooo:paragraph-rsid="00165216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weight="normal" officeooo:rsid="001800f3" officeooo:paragraph-rsid="001800f3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190171" officeooo:paragraph-rsid="00190171" style:font-weight-asian="normal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weight="bold" officeooo:rsid="0010677c" officeooo:paragraph-rsid="0010677c" style:font-weight-asian="bold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style="normal" officeooo:rsid="0010677c" officeooo:paragraph-rsid="0010677c" style:font-style-asian="normal" style:font-style-complex="normal"/>
    </style:style>
    <style:style style:name="P16" style:family="paragraph" style:parent-style-name="Standard">
      <style:paragraph-properties fo:text-align="start" style:justify-single-word="false"/>
      <style:text-properties fo:font-style="normal" officeooo:rsid="00116d43" officeooo:paragraph-rsid="00116d43" style:font-style-asian="normal" style:font-style-complex="normal"/>
    </style:style>
    <style:style style:name="P17" style:family="paragraph" style:parent-style-name="Standard">
      <style:paragraph-properties fo:text-align="start" style:justify-single-word="false"/>
      <style:text-properties fo:font-style="normal" officeooo:rsid="00116d43" officeooo:paragraph-rsid="0019aad7" style:font-style-asian="normal" style:font-style-complex="normal"/>
    </style:style>
    <style:style style:name="P18" style:family="paragraph" style:parent-style-name="Standard">
      <style:paragraph-properties fo:text-align="center" style:justify-single-word="false"/>
      <style:text-properties fo:font-style="normal" fo:font-weight="bold" officeooo:rsid="0013eeb9" officeooo:paragraph-rsid="0013eeb9" style:font-style-asian="normal" style:font-weight-asian="bold" style:font-style-complex="normal" style:font-weight-complex="bold"/>
    </style:style>
    <style:style style:name="P19" style:family="paragraph" style:parent-style-name="Standard">
      <style:paragraph-properties fo:text-align="center" style:justify-single-word="false"/>
      <style:text-properties fo:font-style="normal" fo:font-weight="bold" officeooo:rsid="001557d3" officeooo:paragraph-rsid="001557d3" style:font-style-asian="normal" style:font-weight-asian="bold" style:font-style-complex="normal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tyle="normal" fo:font-weight="normal" officeooo:rsid="001557d3" officeooo:paragraph-rsid="001557d3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 fo:text-align="center" style:justify-single-word="false"/>
      <style:text-properties fo:font-style="normal" fo:font-weight="normal" officeooo:rsid="00165216" officeooo:paragraph-rsid="00165216" style:font-style-asian="normal" style:font-weight-asian="normal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tyle="normal" fo:font-weight="normal" officeooo:rsid="001800f3" officeooo:paragraph-rsid="001800f3" style:font-style-asian="normal" style:font-weight-asian="normal" style:font-style-complex="normal" style:font-weight-complex="normal"/>
    </style:style>
    <style:style style:name="P23" style:family="paragraph" style:parent-style-name="Standard">
      <style:paragraph-properties fo:text-align="center" style:justify-single-word="false"/>
      <style:text-properties fo:font-style="normal" fo:font-weight="normal" officeooo:rsid="001800f3" officeooo:paragraph-rsid="001800f3" style:font-style-asian="normal" style:font-weight-asian="normal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tyle="normal" fo:font-weight="normal" officeooo:rsid="00190171" officeooo:paragraph-rsid="00190171" style:font-style-asian="normal" style:font-weight-asian="normal" style:font-style-complex="normal" style:font-weight-complex="normal"/>
    </style:style>
    <style:style style:name="P25" style:family="paragraph" style:parent-style-name="Standard">
      <style:paragraph-properties fo:text-align="center" style:justify-single-word="false"/>
      <style:text-properties fo:font-style="normal" fo:font-weight="normal" officeooo:rsid="00190171" officeooo:paragraph-rsid="00190171" style:font-style-asian="normal" style:font-weight-asian="normal" style:font-style-complex="normal" style:font-weight-complex="normal"/>
    </style:style>
    <style:style style:name="P26" style:family="paragraph" style:parent-style-name="Standard">
      <style:paragraph-properties fo:text-align="center" style:justify-single-word="false"/>
      <style:text-properties officeooo:rsid="0010677c" officeooo:paragraph-rsid="0010677c"/>
    </style:style>
    <style:style style:name="P27" style:family="paragraph" style:parent-style-name="Standard">
      <style:paragraph-properties fo:text-align="start" style:justify-single-word="false"/>
      <style:text-properties officeooo:rsid="00116d43" officeooo:paragraph-rsid="0019aad7"/>
    </style:style>
    <style:style style:name="T1" style:family="text">
      <style:text-properties officeooo:rsid="0010677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3eeb9" style:font-style-asian="italic" style:font-style-complex="italic"/>
    </style:style>
    <style:style style:name="T4" style:family="text">
      <style:text-properties fo:font-style="italic" fo:font-weight="normal" officeooo:rsid="00165216" style:font-style-asian="italic" style:font-weight-asian="normal" style:font-style-complex="italic" style:font-weight-complex="normal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13eeb9" style:font-style-asian="normal" style:font-style-complex="normal"/>
    </style:style>
    <style:style style:name="T7" style:family="text">
      <style:text-properties fo:font-style="normal" officeooo:rsid="0019aad7" style:font-style-asian="normal" style:font-style-complex="normal"/>
    </style:style>
    <style:style style:name="T8" style:family="text">
      <style:text-properties fo:font-style="normal" fo:font-weight="bold" style:font-style-asian="normal" style:font-weight-asian="bold" style:font-style-complex="normal" style:font-weight-complex="bold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165216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1800f3" style:font-style-asian="normal" style:font-weight-asian="normal" style:font-style-complex="normal" style:font-weight-complex="normal"/>
    </style:style>
    <style:style style:name="T12" style:family="text">
      <style:text-properties officeooo:rsid="0013eeb9"/>
    </style:style>
    <style:style style:name="T13" style:family="text">
      <style:text-properties officeooo:rsid="0019aad7"/>
    </style:style>
    <style:style style:name="T14" style:family="text">
      <style:text-properties officeooo:rsid="001afb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ayleigh </text:p>
      <text:p text:style-name="P1">Notes on Building and Running the Code</text:p>
      <text:p text:style-name="P1"/>
      <text:p text:style-name="P8">1. <text:s/>Required Libraries</text:p>
      <text:p text:style-name="P1">Rayleigh requires that a few external libraries are installed before you can compile it:</text:p>
      <text:p text:style-name="P1">1. <text:s/>BLAS</text:p>
      <text:p text:style-name="P1">2. <text:s/>LAPack</text:p>
      <text:p text:style-name="P1">3. <text:s/>FFTW3</text:p>
      <text:p text:style-name="P1">4. <text:s/>MPI</text:p>
      <text:p text:style-name="P1"/>
      <text:p text:style-name="P2">If you are using Intel's 2012 (or later) compiler, <text:span text:style-name="T13">the</text:span> Math Kernel Library (MKL) is included and provides interfaces to FFTW, LAPack, and BLAS routines. <text:span text:style-name="T1">Examples of MKL and non-MKL compiles are included in the Makefiles directory. <text:s/>Specifically, Makefile_Nick provides an example for linking items 1-3. Makefile_LCD, Makefile_Pleiades, and Makefile_Discover illustrate complilation using MKL.</text:span></text:p>
      <text:p text:style-name="P2"/>
      <text:p text:style-name="P14">2. <text:s/>Building the code</text:p>
      <text:p text:style-name="P27"><text:span text:style-name="T7">Before building rayleigh, y</text:span><text:span text:style-name="T6">ou will likely need to copy one of the existing makefile</text:span><text:span text:style-name="T7">s</text:span><text:span text:style-name="T6"> and modify it for your own machine. <text:s/></text:span><text:span text:style-name="T5">Each makefile refer</text:span><text:span text:style-name="T6">s to</text:span><text:span text:style-name="T5"> another file called object_list. <text:s/>That file should not be modified and is intended to be machine-independent. <text:s text:c="2"/></text:span><text:span text:style-name="T7">Place the new makefile in the Makefiles directory, and name it Makefile_machinename, where machinename indicates the machine you are using.</text:span></text:p>
      <text:p text:style-name="P2"/>
      <text:p text:style-name="P3"><text:span text:style-name="T13">Once you have a makefile, building the code is straightforward. <text:s/></text:span>Within the rayleigh_dev directory, you will find an exec<text:span text:style-name="T12">u</text:span>table script named <text:span text:style-name="T2">build_rayleigh. </text:span><text:span text:style-name="T5"><text:s/>To </text:span><text:span text:style-name="T6">run this</text:span><text:span text:style-name="T5"> script, type</text:span></text:p>
      <text:p text:style-name="P4"><text:span text:style-name="T5">./build_rayleigh </text:span><text:span text:style-name="T3">machinename</text:span></text:p>
      <text:p text:style-name="P4"><text:span text:style-name="T3"/></text:p>
      <text:p text:style-name="P5"><text:span text:style-name="T5">This build script copies all relevant source files to the build directory, along with the relevant Makefile from the </text:span><text:span text:style-name="T2">Makefiles</text:span><text:span text:style-name="T5"> directory. <text:s/>Each Makefile is tagged with a machine name – same same machine name you would use in the command above. <text:s/>For example, to build the code on my personal laptop, I type</text:span></text:p>
      <text:p text:style-name="P15">./build_rayleigh Nick</text:p>
      <text:p text:style-name="P5"><text:span text:style-name="T6">so that</text:span><text:span text:style-name="T5"> Makefile_Nick is copied to the build directory. <text:s/>To build the code on Pleiades, I type:</text:span></text:p>
      <text:p text:style-name="P15">./build_rayleigh Pleiades <text:s/>,</text:p>
      <text:p text:style-name="P5"><text:span text:style-name="T5">and Makefile_Pleiades is copied to the build directory. <text:s/>Following these copies, the script executes a “make rayleigh” command, and </text:span><text:span text:style-name="T6">an exectuable named </text:span><text:span text:style-name="T3">rayleigh</text:span><text:span text:style-name="T5"> is built within the build directory.</text:span></text:p>
      <text:p text:style-name="P5"/>
      <text:p text:style-name="P7"><text:span text:style-name="T5"/></text:p>
      <text:p text:style-name="P7"/>
      <text:p text:style-name="P17">Build_rayleigh also accepts three optional arguments following the machine name. <text:s/>Each of these is assigned to an environment variable named RAYLEIGH_OPT1, RAYLEIGH_OPT2, and RAYLEIGH_OPT3. <text:s/>These variables may be seen by the Makefile and <text:span text:style-name="T13">can be</text:span> used to control the flow of the makefile (using debugging flags instead of optimized flags, for instance). </text:p>
      <text:p text:style-name="P17"/>
      <text:p text:style-name="P17">As an example, running</text:p>
      <text:p text:style-name="P16">./build_rayleigh Pleiades debug</text:p>
      <text:p text:style-name="P16"/>
      <text:p text:style-name="P16"><text:s/>would compile the code with Intel's debugging flags (see Makefile_Pleiades).</text:p>
      <text:p text:style-name="P6"/>
      <text:p text:style-name="P6"><text:soft-page-break/><text:span text:style-name="T8">Note: </text:span><text:span text:style-name="T5"><text:s/>Depending on how your environment is set up, you might run into issues with the </text:span><text:span text:style-name="T6">build </text:span><text:span text:style-name="T5">script trying to </text:span><text:span text:style-name="T7">use</text:span><text:span text:style-name="T6"> the Makefile</text:span><text:span text:style-name="T5">. <text:s/>If that's the case, </text:span><text:span text:style-name="T6">run the build_script (so that it copies the source file) and then </text:span><text:span text:style-name="T5">just move to the build directory and make the code directly </text:span><text:span text:style-name="T6">from the command line (</text:span><text:span text:style-name="T3">make rayleigh</text:span><text:span text:style-name="T6">).</text:span></text:p>
      <text:p text:style-name="P6"/>
      <text:p text:style-name="P9"/>
      <text:p text:style-name="P9"/>
      <text:p text:style-name="P18">Preparing to run the Code</text:p>
      <text:p text:style-name="P20">Each simulation run using rayleigh should have its own directory. <text:s/>The code is run from within that directory, and code output is stored in various subdirectories. <text:s/>This means that, wherever you create your simulation directory, you need to have sufficient space (/nobackupp on Pleiades, for example) <text:span text:style-name="T14">to store the output</text:span>.</text:p>
      <text:p text:style-name="P10"/>
      <text:p text:style-name="P20">After you <text:span text:style-name="T14">create</text:span> your run directory, you will want to copy (cp) or softlink (ln -s ) the executable from rayleigh_dev/build to your run directory. <text:s/>I like to soft-link, so that the executable is always up-to-date. <text:s/>Next, you should copy the script named make_dirs to your run directory. <text:s/>Execute this script from within your run directory. <text:s/>This will create the various subdirectories needed by the code (will discuss what these are later).</text:p>
      <text:p text:style-name="P10"/>
      <text:p text:style-name="P20">Finally, you need a main_input file. <text:s/>This file contains all the information that describes how your simulation is run. <text:s/>Rayleigh always looks for a file named main_input in the directory that it is launched from. <text:s/>For now, copy the main_input_hydro file from the input_<text:span text:style-name="T14">examples/anelastic_benchmarks</text:span> directory to your run directory. <text:s/><text:span text:style-name="T14">R</text:span>ename it <text:span text:style-name="T14">to </text:span>main_input. <text:s/>This input file is setup to run the anelastic benchmark from Jones et al. (2011). </text:p>
      <text:p text:style-name="P10"/>
      <text:p text:style-name="P19">Running the Code</text:p>
      <text:p text:style-name="P10"><text:span text:style-name="T9">We will examine the main_input file in detail shortly but, first, we want to just run the code. <text:s/></text:span><text:span text:style-name="T10">While an OpenMP/MPI hybridization is about 30% complete, Rayleigh is currently parallelized using pure MPI and a 2-D domain decomposition. <text:s/>The pure MPI bit means that if you have an OpenMP environment variables set for FFTW, LAPack, or BLAS, you should disable them. <text:s text:c="2"/></text:span><text:span text:style-name="T9">Th</text:span><text:span text:style-name="T10">e 2-D domain decomposition bit </text:span><text:span text:style-name="T9"><text:s/>means that we envision the MPI Ranks as being distributed in rows and columns. <text:s/></text:span><text:span text:style-name="T10">The number of MPI ranks within a row is </text:span><text:span text:style-name="T4">nprow</text:span><text:span text:style-name="T10"> and the number of MPI ranks within a column is </text:span><text:span text:style-name="T4">npcol. <text:s/></text:span><text:span text:style-name="T10">When Rayleigh is run with N MPI ranks, the following relation must be satisfied:</text:span></text:p>
      <text:p text:style-name="P21">N = npcol x nprow <text:s text:c="2"/>.</text:p>
      <text:p text:style-name="P11"><text:span text:style-name="T9">If this relation is not satisfied , the code will complain </text:span><text:span text:style-name="T11">and </text:span><text:span text:style-name="T9">exit gracefully. </text:span></text:p>
      <text:p text:style-name="P11"/>
      <text:p text:style-name="P22">If you look at the main_input file, <text:s/>you will see that it is divided into Fortran namelists. <text:s/>The first namelist is problemsize_namelist. <text:s/>Within this namelist, you will see a place a specify nprow and npcol. <text:s/>Edit the makefile so that nprow and npcol agree with the N you intend to use. <text:s/>The O(0) effect on scalability is the number of messages sent per iteration. <text:s/>This means that nprow and npcol should be as close to one another in value as possible. <text:s/>The O(1) effect is cache latency. <text:s/>This means that if nprow and npcol cannot be equal, then nprow should be largest. <text:s/>When nprow increases, fewer Legendre Polynomial matrices have to be pulled into/out of memory (for the legendre transforms) during each iteration. <text:s/>In summary:</text:p>
      <text:p text:style-name="P22"/>
      <text:p text:style-name="P23"><text:s text:c="2"/>1. N = nprow x npcol. <text:s text:c="42"/></text:p>
      <text:p text:style-name="P23"><text:s/>2. nprow and npcol should be equal. <text:s text:c="18"/></text:p>
      <text:p text:style-name="P23">3. If they cannot be equal, increase nprow first.</text:p>
      <text:p text:style-name="P12"/>
      <text:p text:style-name="P24"><text:soft-page-break/>So you have picked N, nprow, and npcol. <text:s/>The last thing you need to do is run the code. <text:s/>This will probably be using either mpiexec or mpirun. <text:s/>To run the code, you just type (or put in your job script):</text:p>
      <text:p text:style-name="P24">mpiexec -np N ./rayleigh</text:p>
      <text:p text:style-name="P13"/>
      <text:p text:style-name="P24">Alternatively, you can specify nprow and npcol at run time (as opposed to main_input). <text:s/>This is useful because you can modify the job script without modifying the main_input file. <text:s/>In this case, suppose X and Y were the values for nprow and npcol, then you would type/insert into your jobscript:</text:p>
      <text:p text:style-name="P25">mpiexec -np N ./rayleigh -nprow X and -npcol Y</text:p>
      <text:p text:style-name="P24">X and Y overwrite whatever values of nprow and npcol were specified in main_inpu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k </meta:initial-creator>
    <meta:creation-date>2014-09-12T12:34:42.695895270</meta:creation-date>
    <dc:date>2014-09-15T16:16:09.942707232</dc:date>
    <dc:creator>nick </dc:creator>
    <meta:editing-duration>PT1H35M32S</meta:editing-duration>
    <meta:editing-cycles>9</meta:editing-cycles>
    <meta:generator>LibreOffice/4.2.4.2$Linux_X86_64 LibreOffice_project/420m0$Build-2</meta:generator>
    <meta:document-statistic meta:table-count="0" meta:image-count="0" meta:object-count="0" meta:page-count="3" meta:paragraph-count="40" meta:word-count="1007" meta:character-count="6213" meta:non-whitespace-character-count="5118"/>
  </office:meta>
</office:document-meta>
</file>